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roid Sans Devanagari1" svg:font-family="'Droid Sans Devanagari'" style:font-family-generic="swiss"/>
    <style:font-face style:name="Latin Modern Mono" svg:font-family="'Latin Modern Mono'" style:font-pitch="fixed"/>
    <style:font-face style:name="Source Code Pro" svg:font-family="'Source Code Pro'" style:font-pitch="fixed"/>
    <style:font-face style:name="mononoki" svg:font-family="mononoki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Montserrat" svg:font-family="Montserrat" style:font-pitch="variable"/>
    <style:font-face style:name="CMU Bright" svg:font-family="'CMU Bright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12cm"/>
        </style:tab-stops>
      </style:paragraph-properties>
      <style:text-properties style:font-name="Liberation Sans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6.112cm"/>
        </style:tab-stops>
      </style:paragraph-properties>
      <style:text-properties style:font-name="Montserrat" fo:font-size="11pt" officeooo:paragraph-rsid="001279fd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6.112cm"/>
        </style:tab-stops>
      </style:paragraph-properties>
      <style:text-properties style:font-name="CMU Bright" fo:font-size="11pt" officeooo:paragraph-rsid="001279fd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6.112cm"/>
        </style:tab-stops>
      </style:paragraph-properties>
      <style:text-properties style:font-name="Latin Modern Roman" fo:font-size="11pt" officeooo:paragraph-rsid="001279fd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112cm"/>
        </style:tab-stops>
      </style:paragraph-properties>
      <style:text-properties style:font-name="Latin Modern Math" fo:font-size="11pt" officeooo:paragraph-rsid="001279fd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6.112cm"/>
        </style:tab-stops>
      </style:paragraph-properties>
      <style:text-properties style:font-name="Latin Modern Mono" fo:font-size="11pt" officeooo:paragraph-rsid="0012d51d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6.112cm"/>
        </style:tab-stops>
      </style:paragraph-properties>
      <style:text-properties style:font-name="Source Code Pro" fo:font-size="11pt" officeooo:rsid="001279fd" officeooo:paragraph-rsid="001279fd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6.112cm"/>
        </style:tab-stops>
      </style:paragraph-properties>
      <style:text-properties style:font-name="mononoki" fo:font-size="11pt" officeooo:rsid="001279fd" officeooo:paragraph-rsid="001279fd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6.112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6.112cm"/>
        </style:tab-stops>
      </style:paragraph-properties>
      <style:text-properties fo:font-size="11pt" officeooo:paragraph-rsid="001279fd" style:font-size-asian="11pt" style:font-size-complex="11pt"/>
    </style:style>
    <style:style style:name="T1" style:family="text">
      <style:text-properties officeooo:rsid="001279fd"/>
    </style:style>
    <style:style style:name="T2" style:family="text">
      <style:text-properties style:font-name="Latin Modern Sans"/>
    </style:style>
    <style:style style:name="T3" style:family="text">
      <style:text-properties style:font-name="Latin Modern Sans" officeooo:rsid="001279fd"/>
    </style:style>
    <style:style style:name="T4" style:family="text">
      <style:text-properties officeooo:rsid="0012d5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1"><text:span text:style-name="T1">Arial / Liberation<text:tab/></text:span>The quick brown fox jumps over the lazy dog</text:p>
      <text:p text:style-name="P2"><text:span text:style-name="T1">Montserrat<text:tab/></text:span>The quick brown fox jumps over the lazy dog</text:p>
      <text:p text:style-name="P3"><text:span text:style-name="T1">CMU Bright<text:tab/></text:span>The quick brown fox jumps over the lazy dog</text:p>
      <text:p text:style-name="P10"><text:span text:style-name="T3">Latin Modern Sans<text:tab/></text:span><text:span text:style-name="T2">The quick brown fox jumps over the lazy dog</text:span></text:p>
      <text:p text:style-name="P10"/>
      <text:p text:style-name="P4"><text:span text:style-name="T1">Latin Modern </text:span><text:span text:style-name="T4">Roman / CMU</text:span><text:span text:style-name="T1"><text:tab/></text:span>The quick brown fox jumps over the lazy dog</text:p>
      <text:p text:style-name="P5"><text:span text:style-name="T4">Latin Modern Math</text:span><text:span text:style-name="T1"><text:tab/></text:span>The quick brown fox jumps over the lazy dog</text:p>
      <text:p text:style-name="P10"/>
      <text:p text:style-name="P7">Source Code Pro<text:tab/>The quick brown fox jumps over the lazy dog</text:p>
      <text:p text:style-name="P6"><text:span text:style-name="T4">Latin Modern Mono</text:span><text:span text:style-name="T1"><text:tab/>The quick brown fox jumps over the lazy dog</text:span></text:p>
      <text:p text:style-name="P8">monoki<text:tab/>The quick brown fox jumps over the lazy dog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roid Sans Devanagari1" svg:font-family="'Droid Sans Devanagari'" style:font-family-generic="swiss"/>
    <style:font-face style:name="Latin Modern Mono" svg:font-family="'Latin Modern Mono'" style:font-pitch="fixed"/>
    <style:font-face style:name="Source Code Pro" svg:font-family="'Source Code Pro'" style:font-pitch="fixed"/>
    <style:font-face style:name="mononoki" svg:font-family="mononoki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Montserrat" svg:font-family="Montserrat" style:font-pitch="variable"/>
    <style:font-face style:name="CMU Bright" svg:font-family="'CMU Bright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lexandre René</meta:initial-creator>
    <meta:creation-date>2020-04-17T09:07:27.540221242</meta:creation-date>
    <dc:date>2020-04-17T16:43:03.485479316</dc:date>
    <dc:creator>Alexandre René</dc:creator>
    <meta:editing-duration>PT7H14M56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9" meta:word-count="105" meta:character-count="530" meta:non-whitespace-character-count="434"/>
  </office:meta>
</office:document-meta>
</file>